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ava Book</text:p>
      <text:p text:style-name="Standard"/>
      <text:p text:style-name="Standard">Program to input a number and run for loop for that specified number of times</text:p>
      <text:p text:style-name="Standard"/>
      <text:p text:style-name="Standard">import java.util.*;</text:p>
      <text:p text:style-name="Standard">class abc</text:p>
      <text:p text:style-name="Standard">{</text:p>
      <text:p text:style-name="Standard">public static void main(String args[])</text:p>
      <text:p text:style-name="Standard">{</text:p>
      <text:p text:style-name="Standard">int a;</text:p>
      <text:p text:style-name="Standard">String text'</text:p>
      <text:p text:style-name="Standard">Scanner sc=new Scanner(System.in);</text:p>
      <text:p text:style-name="Standard">System.out.println(“Enter a number to run a loop for till that number”);</text:p>
      <text:p text:style-name="Standard">a=sc.nextInt();</text:p>
      <text:p text:style-name="Standard">System.out.println(“Enter a Text to Repeat “);</text:p>
      <text:p text:style-name="Standard">text=sc.next();</text:p>
      <text:p text:style-name="Standard">for(int i=0;i&lt;a;i++)</text:p>
      <text:p text:style-name="Standard">{</text:p>
      <text:p text:style-name="Standard">System.out.println(text);</text:p>
      <text:p text:style-name="Standard">}</text:p>
      <text:p text:style-name="Standard"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05T21:43:12.018000000</meta:creation-date>
    <dc:date>2021-08-05T21:51:23.03</dc:date>
    <meta:editing-duration>PT4M15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1" meta:paragraph-count="20" meta:word-count="61" meta:character-count="403"/>
  </office:meta>
</office:document-meta>
</file>